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D7000002F66A29DA17288AAEF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808080" draw:stroke-linejoin="round" svg:stroke-linecap="square"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1.233cm" fo:min-width="4.007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17.002cm" fo:min-width="1.161cm" fo:padding-top="0cm" fo:padding-bottom="0cm" fo:padding-left="0cm" fo:padding-right="0cm"/>
    </style:style>
    <style:style style:name="gr7" style:family="graphic" style:parent-style-name="standard">
      <style:graphic-properties draw:stroke="dash" draw:stroke-dash="stroke-dash24" svg:stroke-width="0.052cm" svg:stroke-color="#008000" draw:stroke-linejoin="round" svg:stroke-linecap="butt" draw:fill="none" fo:padding-top="0.026cm" fo:padding-bottom="0.026cm" fo:padding-left="0.026cm" fo:padding-right="0.026cm"/>
    </style:style>
    <style:style style:name="gr8" style:family="graphic" style:parent-style-name="standard">
      <style:graphic-properties draw:stroke="solid" svg:stroke-width="0.052cm" svg:stroke-color="#ff0000" draw:stroke-linejoin="round" svg:stroke-linecap="square" draw:fill="none" fo:padding-top="0.026cm" fo:padding-bottom="0.026cm" fo:padding-left="0.026cm" fo:padding-right="0.026cm"/>
    </style:style>
    <style:style style:name="gr9"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0"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1" style:family="graphic" style:parent-style-name="standard">
      <style:graphic-properties draw:stroke="none" draw:fill="none" draw:textarea-horizontal-align="left" draw:textarea-vertical-align="top" draw:auto-grow-height="true" draw:auto-grow-width="true" fo:min-height="1.233cm" fo:min-width="4.549cm" fo:padding-top="0cm" fo:padding-bottom="0cm" fo:padding-left="0cm" fo:padding-right="0cm"/>
    </style:style>
    <style:style style:name="gr12" style:family="graphic" style:parent-style-name="standard">
      <style:graphic-properties draw:stroke="dash" draw:stroke-dash="Fine_20_Dashed" svg:stroke-width="0.106cm" svg:stroke-color="#491d74" draw:marker-start-width="0.358cm" draw:marker-end-width="0.358cm" draw:fill="none" draw:textarea-horizontal-align="justify" draw:textarea-vertical-align="middle" draw:auto-grow-height="false" fo:min-height="12.47cm" fo:min-width="2.321cm" fo:padding-top="0.052cm" fo:padding-bottom="0.052cm" fo:padding-left="0.052cm" fo:padding-right="0.052cm"/>
    </style:style>
    <style:style style:name="gr13" style:family="graphic" style:parent-style-name="Object_20_with_20_no_20_fill_20_and_20_no_20_line">
      <style:graphic-properties draw:stroke="none" draw:fill="none" draw:fill-color="#faa61a" draw:textarea-horizontal-align="center" draw:textarea-vertical-align="middle" draw:color-mode="standard" draw:luminance="0%" draw:contrast="0%" draw:gamma="100%" draw:red="0%" draw:green="0%" draw:blue="0%" fo:clip="rect(0.124cm, 1.514cm, 0cm, 1.207cm)" draw:image-opacity="100%" style:mirror="none"/>
    </style:style>
    <style:style style:name="gr14" style:family="graphic" style:parent-style-name="standard">
      <style:graphic-properties svg:stroke-width="0.106cm" svg:stroke-color="#390a5d" draw:marker-start-width="0.359cm" draw:marker-end-width="0.359cm" draw:fill="none" draw:textarea-horizontal-align="justify" draw:textarea-vertical-align="middle" draw:auto-grow-height="false" fo:min-height="15.52cm" fo:min-width="8.876cm" fo:padding-top="0.053cm" fo:padding-bottom="0.053cm" fo:padding-left="0.053cm" fo:padding-right="0.053cm"/>
    </style:style>
    <style:style style:name="gr15" style:family="graphic" style:parent-style-name="standard">
      <style:graphic-properties draw:stroke="none" svg:stroke-color="#000000" draw:fill="none" draw:fill-color="#ffffff" draw:textarea-horizontal-align="left" draw:auto-grow-height="true" draw:auto-grow-width="true" fo:min-height="1.174cm" fo:min-width="31.159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text-properties fo:font-size="40pt" style:font-size-asian="40pt" style:font-size-complex="40pt"/>
    </style:style>
    <style:style style:name="P5" style:family="paragraph">
      <loext:graphic-properties draw:fill="none"/>
      <style:paragraph-properties fo:text-align="start" style:writing-mode="lr-tb"/>
      <style:text-properties fo:font-size="40pt" style:font-size-asian="40pt" style:font-size-complex="40pt"/>
    </style:style>
    <style:style style:name="P6" style:family="paragraph">
      <style:paragraph-properties fo:margin-top="0.1cm" fo:margin-bottom="0.1cm" fo:text-align="start" style:writing-mode="lr-tb"/>
      <style:text-properties fo:font-size="40pt" style:font-size-asian="40pt" style:font-size-complex="40pt"/>
    </style:style>
    <style:style style:name="P7" style:family="paragraph">
      <style:paragraph-properties fo:margin-top="2.337cm" fo:margin-bottom="0.102cm" fo:text-align="start" style:writing-mode="lr-tb"/>
      <style:text-properties fo:font-size="40pt" style:font-size-asian="40pt" style:font-size-complex="40pt"/>
    </style:style>
    <style:style style:name="P8" style:family="paragraph">
      <style:paragraph-properties fo:margin-top="2.438cm" fo:margin-bottom="0.102cm" fo:text-align="start" style:writing-mode="lr-tb"/>
      <style:text-properties fo:font-size="40pt" style:font-size-asian="40pt" style:font-size-complex="40pt"/>
    </style:style>
    <style:style style:name="P9" style:family="paragraph">
      <loext:graphic-properties draw:fill="none"/>
      <style:paragraph-properties fo:text-align="center"/>
    </style:style>
    <style:style style:name="P10" style:family="paragraph">
      <loext:graphic-properties draw:fill="none" draw:fill-color="#faa61a"/>
      <style:paragraph-properties fo:text-align="center"/>
    </style:style>
    <style:style style:name="P11" style:family="paragraph">
      <style:paragraph-properties fo:margin-left="0cm" fo:margin-right="0cm" fo:text-indent="0cm"/>
      <style:text-properties fo:font-size="40pt" style:font-size-asian="40pt" style:font-size-complex="40pt"/>
    </style:style>
    <style:style style:name="P12" style:family="paragraph">
      <loext:graphic-properties draw:fill="none" draw:fill-color="#ffffff"/>
      <style:text-properties fo:font-size="40pt" style:font-size-asian="40pt" style:font-size-complex="40pt"/>
    </style:style>
    <style:style style:name="T1" style:family="text">
      <style:text-properties fo:color="#000000" style:font-name="DejaVuSans" fo:font-size="40pt" style:font-size-asian="40pt" style:font-name-complex="DejaVuSans" style:font-size-complex="40pt"/>
    </style:style>
    <style:style style:name="T2"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2.462cm" svg:height="20.725cm" svg:x="2.503cm" svg:y="1.46cm" svg:viewBox="0 0 32463 20726" draw:points="0,20726 32463,20726 32463,0 0,0">
          <text:p/>
        </draw:polygon>
        <draw:line draw:style-name="gr2" draw:text-style-name="P2" draw:layer="layout" svg:x1="3.791cm" svg:y1="21.956cm" svg:x2="3.791cm" svg:y2="1.231cm">
          <text:p/>
        </draw:line>
        <draw:polygon draw:style-name="gr3" draw:text-style-name="P3" draw:layer="layout" svg:width="0cm" svg:height="0.131cm" svg:x="3.791cm" svg:y="21.956cm" svg:viewBox="0 0 0 132" draw:points="0,0 0,132">
          <text:p/>
        </draw:polygon>
        <draw:line draw:style-name="gr4" draw:text-style-name="P2" draw:layer="layout" svg:x1="3.791cm" svg:y1="21.956cm" svg:x2="3.791cm" svg:y2="22.088cm">
          <text:p/>
        </draw:line>
        <draw:line draw:style-name="gr2" draw:text-style-name="P2" draw:layer="layout" svg:x1="9.833cm" svg:y1="21.956cm" svg:x2="9.833cm" svg:y2="1.231cm">
          <text:p/>
        </draw:line>
        <draw:polygon draw:style-name="gr3" draw:text-style-name="P3" draw:layer="layout" svg:width="0cm" svg:height="0.131cm" svg:x="9.833cm" svg:y="21.956cm" svg:viewBox="0 0 0 132" draw:points="0,0 0,132">
          <text:p/>
        </draw:polygon>
        <draw:line draw:style-name="gr4" draw:text-style-name="P2" draw:layer="layout" svg:x1="9.833cm" svg:y1="21.956cm" svg:x2="9.833cm" svg:y2="22.088cm">
          <text:p/>
        </draw:line>
        <draw:line draw:style-name="gr2" draw:text-style-name="P2" draw:layer="layout" svg:x1="15.876cm" svg:y1="21.956cm" svg:x2="15.876cm" svg:y2="1.231cm">
          <text:p/>
        </draw:line>
        <draw:polygon draw:style-name="gr3" draw:text-style-name="P3" draw:layer="layout" svg:width="0cm" svg:height="0.131cm" svg:x="15.876cm" svg:y="21.956cm" svg:viewBox="0 0 0 132" draw:points="0,0 0,132">
          <text:p/>
        </draw:polygon>
        <draw:line draw:style-name="gr4" draw:text-style-name="P2" draw:layer="layout" svg:x1="15.876cm" svg:y1="21.956cm" svg:x2="15.876cm" svg:y2="22.088cm">
          <text:p/>
        </draw:line>
        <draw:line draw:style-name="gr2" draw:text-style-name="P2" draw:layer="layout" svg:x1="21.919cm" svg:y1="21.956cm" svg:x2="21.919cm" svg:y2="1.231cm">
          <text:p/>
        </draw:line>
        <draw:polygon draw:style-name="gr3" draw:text-style-name="P3" draw:layer="layout" svg:width="0cm" svg:height="0.131cm" svg:x="21.919cm" svg:y="21.956cm" svg:viewBox="0 0 0 132" draw:points="0,0 0,132">
          <text:p/>
        </draw:polygon>
        <draw:line draw:style-name="gr4" draw:text-style-name="P2" draw:layer="layout" svg:x1="21.919cm" svg:y1="21.956cm" svg:x2="21.919cm" svg:y2="22.088cm">
          <text:p/>
        </draw:line>
        <draw:line draw:style-name="gr2" draw:text-style-name="P2" draw:layer="layout" svg:x1="27.961cm" svg:y1="21.956cm" svg:x2="27.961cm" svg:y2="1.231cm">
          <text:p/>
        </draw:line>
        <draw:polygon draw:style-name="gr3" draw:text-style-name="P3" draw:layer="layout" svg:width="0cm" svg:height="0.131cm" svg:x="27.961cm" svg:y="21.956cm" svg:viewBox="0 0 0 132" draw:points="0,0 0,132">
          <text:p/>
        </draw:polygon>
        <draw:line draw:style-name="gr4" draw:text-style-name="P2" draw:layer="layout" svg:x1="27.961cm" svg:y1="21.956cm" svg:x2="27.961cm" svg:y2="22.088cm">
          <text:p/>
        </draw:line>
        <draw:line draw:style-name="gr2" draw:text-style-name="P2" draw:layer="layout" svg:x1="34.003cm" svg:y1="21.956cm" svg:x2="34.003cm" svg:y2="1.231cm">
          <text:p/>
        </draw:line>
        <draw:polygon draw:style-name="gr3" draw:text-style-name="P3" draw:layer="layout" svg:width="0.109cm" svg:height="0cm" svg:x="3.028cm" svg:y="19.891cm" svg:viewBox="0 0 110 0" draw:points="110,0 0,0">
          <text:p/>
        </draw:polygon>
        <draw:line draw:style-name="gr4" draw:text-style-name="P2" draw:layer="layout" svg:x1="3.138cm" svg:y1="19.891cm" svg:x2="3.028cm" svg:y2="19.891cm">
          <text:p/>
        </draw:line>
        <draw:frame draw:style-name="gr5" draw:text-style-name="P5" draw:layer="layout" svg:width="5.328cm" svg:height="1.644cm" svg:x="16.77cm" svg:y="23.368cm">
          <draw:text-box>
            <text:p text:style-name="P4"><text:span text:style-name="T1">Time[s]</text:span></text:p>
          </draw:text-box>
        </draw:frame>
        <draw:polygon draw:style-name="gr3" draw:text-style-name="P3" draw:layer="layout" svg:width="0.109cm" svg:height="0cm" svg:x="3.028cm" svg:y="15.878cm" svg:viewBox="0 0 110 0" draw:points="110,0 0,0">
          <text:p/>
        </draw:polygon>
        <draw:line draw:style-name="gr4" draw:text-style-name="P2" draw:layer="layout" svg:x1="3.138cm" svg:y1="15.878cm" svg:x2="3.028cm" svg:y2="15.878cm">
          <text:p/>
        </draw:line>
        <draw:polygon draw:style-name="gr3" draw:text-style-name="P3" draw:layer="layout" svg:width="0.109cm" svg:height="0cm" svg:x="3.028cm" svg:y="11.866cm" svg:viewBox="0 0 110 0" draw:points="110,0 0,0">
          <text:p/>
        </draw:polygon>
        <draw:line draw:style-name="gr4" draw:text-style-name="P2" draw:layer="layout" svg:x1="3.138cm" svg:y1="11.866cm" svg:x2="3.028cm" svg:y2="11.866cm">
          <text:p/>
        </draw:line>
        <draw:polygon draw:style-name="gr3" draw:text-style-name="P3" draw:layer="layout" svg:width="0.109cm" svg:height="0cm" svg:x="3.028cm" svg:y="7.853cm" svg:viewBox="0 0 110 0" draw:points="110,0 0,0">
          <text:p/>
        </draw:polygon>
        <draw:line draw:style-name="gr4" draw:text-style-name="P2" draw:layer="layout" svg:x1="3.138cm" svg:y1="7.853cm" svg:x2="3.028cm" svg:y2="7.853cm">
          <text:p/>
        </draw:line>
        <draw:polygon draw:style-name="gr3" draw:text-style-name="P3" draw:layer="layout" svg:width="0.109cm" svg:height="0cm" svg:x="3.028cm" svg:y="3.841cm" svg:viewBox="0 0 110 0" draw:points="110,0 0,0">
          <text:p/>
        </draw:polygon>
        <draw:line draw:style-name="gr4" draw:text-style-name="P2" draw:layer="layout" svg:x1="3.138cm" svg:y1="3.841cm" svg:x2="3.028cm" svg:y2="3.841cm">
          <text:p/>
        </draw:line>
        <draw:frame draw:style-name="gr6" draw:text-style-name="P5" draw:layer="layout" svg:width="1.407cm" svg:height="17.665cm" svg:x="1.614cm" svg:y="3.009cm">
          <draw:text-box>
            <text:p text:style-name="P6"><text:span text:style-name="T1"><text:s/></text:span><text:span text:style-name="T1">0</text:span></text:p>
            <text:p text:style-name="P7"><text:span text:style-name="T1">-2</text:span></text:p>
            <text:p text:style-name="P7"><text:span text:style-name="T1">-4</text:span></text:p>
            <text:p text:style-name="P8"><text:span text:style-name="T1">-6</text:span></text:p>
            <text:p text:style-name="P7"><text:span text:style-name="T1">-8</text:span></text:p>
          </draw:text-box>
        </draw:frame>
        <draw:polyline draw:style-name="gr7" draw:text-style-name="P2" draw:layer="layout" svg:width="29.511cm" svg:height="14.028cm" svg:x="3.791cm" svg:y="2.173cm" svg:viewBox="0 0 29512 14029" draw:points="0,0 9,0 95,3917 105,4752 114,4752 124,5554 142,6357 151,6357 180,7513 189,8251 198,8604 207,8604 217,9279 226,9279 236,9920 245,9920 272,10819 281,11332 291,11332 300,11590 310,12071 319,12071 356,13034 365,13034 375,13354 384,13354 393,13483 402,13676 412,13676 422,13772 431,13933 441,13933 449,13997 460,13997 469,14029 489,14029 497,13965 507,13965 516,13868 525,13868 563,13483 572,13195 582,13195 611,12680 629,12296 638,11846 647,11846 656,11332 666,11332 675,10819 684,10530 693,10530 703,9920 712,9920 731,9279 740,8604 749,8604 759,8251 768,7513 777,7513 787,6742 796,6742 805,5972 814,5554 824,5554 853,4335 862,3468 871,3468 881,3050 890,2182 900,2182 910,1317 918,1317 937,418 947,418 957,0 1888,0 1908,867 1917,867 1928,1317 1937,2182 1947,2182 1956,3050 1967,3050 1976,3917 1985,3917 1994,4335 2004,5170 2014,5170 2024,5972 2034,5972 2043,6357 2052,7127 2063,7127 2082,7865 2091,8604 2120,9599 2129,9599 2139,9920 2147,10530 2157,10530 2166,11075 2176,11075 2186,11590 2196,11846 2205,11846 2214,12071 2224,12487 2234,12487 2244,12873 2253,12873 2263,13195 2283,13483 2292,13579 2302,13579 2311,13676 2321,13868 2331,13868 2341,13965 2350,13997 2360,13997 2370,14029 2380,14029 2390,13997 2399,13997 2419,13933 2428,13772 2438,13772 2448,13579 2457,13579 2467,13483 2476,13195 2485,13195 2522,12487 2532,12071 2541,12071 2551,11590 2559,11590 2569,11332 2579,10819 2588,10819 2598,10209 2607,10209 2644,8925 2672,7865 2681,7127 2690,7127 2700,6357 2710,5972 2719,5972 2728,5170 2737,5170 2756,4335 2766,3468 2777,3468 2805,2182 2814,1317 2824,1317 2833,418 2842,418 2852,0 3803,0 3860,2600 3869,3468 3878,3468 3898,4335 3907,5170 3917,5170 3926,5972 3935,5972 3944,6742 3953,6742 3964,7127 3972,7865 3982,7865 3991,8604 4019,9599 4029,9599 4076,11075 4086,11332 4095,11846 4104,11846 4114,12296 4123,12296 4133,12487 4143,12873 4182,13483 4201,13676 4231,13933 4241,13965 4250,13965 4269,14029 4289,14029 4298,13997 4307,13933 4317,13933 4327,13772 4337,13676 4346,13676 4355,13483 4365,13483 4374,13195 4383,13195 4393,12873 4403,12873 4413,12680 4421,12296 4430,12296 4439,11846 4449,11846 4458,11332 4468,11332 4476,10819 4486,10530 4495,10530 4505,9920 4514,9920 4533,9279 4542,8604 4551,8604 4561,7865 4570,7865 4580,7513 4589,7513 4607,5972 4616,5972 4626,5170 4636,5170 4646,4335 4655,4335 4665,3917 4675,3050 4685,3050 4741,418 4751,418 4759,0 5706,0 5716,867 5726,867 5736,1734 5746,1734 5754,2600 5802,4752 5821,5554 5831,5554 5867,7127 5876,7865 5886,7865 5915,8925 5923,9599 5933,9599 5942,9920 5952,10530 5971,11075 5980,11075 6037,12680 6045,12680 6055,13034 6064,13034 6074,13354 6083,13354 6093,13579 6101,13579 6112,13772 6121,13772 6141,13965 6150,13965 6159,14029 6179,14029 6189,13997 6198,13997 6207,13965 6216,13868 6226,13868 6236,13676 6246,13676 6255,13579 6265,13354 6274,13354 6283,13195 6293,12873 6302,12873 6312,12487 6320,12487 6329,12296 6339,11846 6348,11846 6358,11332 6367,11332 6376,11075 6386,10530 6396,10530 6405,9920 6415,9920 6425,9599 6433,9599 6443,8604 6462,7865 6471,7865 6481,7127 6489,6742 6499,6742 6509,5972 6519,5972 6529,5554 6538,4752 6548,4752 6559,3917 6569,3468 6578,3468 6588,2600 6598,2600 6623,1734 6633,867 6643,867 6652,418 6662,418 6672,0 7666,0 7675,418 7686,418 7695,1317 7705,1317 7716,2182 7725,2182 7735,3050 7745,3468 7755,3468 7765,4335 7775,4335 7786,5170 7808,5972 7846,7513 7856,7513 7865,8251 7875,8251 7885,8925 7897,8925 7907,9279 7917,9920 7946,10819 7956,10819 7967,11075 7977,11590 7987,11590 8018,12296 8050,12873 8060,13195 8071,13195 8082,13483 8092,13483 8102,13579 8113,13772 8123,13772 8134,13933 8144,13933 8155,13997 8165,13997 8174,14029 8195,14029 8204,13965 8214,13933 8223,13933 8233,13772 8243,13772 8252,13676 8262,13483 8272,13483 8281,13354 8291,13034 8300,13034 8309,12680 8322,12680 8343,12296 8354,12071 8364,11590 8374,11590 8403,10819 8412,10209 8422,10209 8431,9599 8440,9279 8450,9279 8459,8604 8469,8604 8497,7513 8507,6742 8517,6742 8527,5972 8535,5972 8545,5554 8555,4752 8565,4335 8575,4335 8604,3050 8614,2182 8625,1734 8634,1734 8673,0 9628,0 9638,418 9648,1317 9658,1317 9668,2182 9677,2600 9687,2600 9698,3468 9708,3468 9717,4335 9728,4752 9738,4752 9757,5554 9768,6357 9778,6357 9807,7513 9817,8251 9827,8251 9854,9279 9856,9599 9866,9599 9875,9920 9885,10530 9894,10530 9902,11075 9912,11075 9941,11846 9950,12296 9959,12296 9968,12680 9977,12873 9987,12873 9996,13195 10006,13354 10015,13354 10025,13579 10035,13579 10045,13772 10055,13772 10074,13965 10084,13965 10104,14029 10113,14029 10123,13997 10134,13997 10144,13965 10153,13868 10164,13868 10174,13676 10184,13579 10193,13579 10203,13354 10212,13354 10223,13034 10233,13034 10253,12680 10263,12296 10272,12071 10282,12071 10292,11846 10302,11332 10311,11332 10321,10819 10331,10819 10342,10530 10352,9920 10362,9920 10381,9279 10391,8604 10402,8604 10411,7865 10421,7865 10460,6357 10470,5554 10500,5554 10509,5170 10528,5170 10538,4752 10548,4752 10557,1734 10589,418 10601,418 10611,0 11588,0 11598,418 11608,418 11617,1317 11627,1317 11657,2600 11666,3468 11676,3468 11686,3917 11695,4752 11705,4752 11714,5554 11724,5554 11734,6357 11744,6357 11762,7127 11772,7865 11824,8251 11825,8925 11828,9279 11846,9920 11856,10530 11866,10530 11875,11075 11884,11075 11894,11590 11914,12071 11924,12071 11932,12487 11942,12487 11952,12680 11962,13034 11972,13034 12012,13676 12041,13933 12051,13933 12061,13997 12071,14029 12101,14029 12111,13997 12131,13868 12140,13868 12150,13676 12159,13579 12169,13579 12178,13354 12188,13354 12197,13195 12207,12873 12226,12487 12236,12487 12246,12296 12255,11846 12265,11846 12274,11332 12284,11332 12294,11075 12303,10530 12312,10530 12322,9920 12331,9920 12341,9279 12351,9279 12360,8925 12369,8251 12379,8251 12388,7865 12398,7127 12408,7127 12417,6742 12426,5972 12436,5972 12446,5554 12456,4752 12465,4752 12475,3917 12515,2182 12525,2182 12554,867 12564,0 13555,0 13565,418 13573,1317 13584,1317 13593,1734 13604,2600 13614,3050 13623,3050 13643,3917 13653,4752 13662,5170 13672,5170 13682,5972 13691,6357 13701,6357 13711,7127 13720,7127 13749,8251 13759,8925 13767,8925 13777,9279 13787,9920 13816,10819 13824,10819 13834,11332 13844,11332 13854,11846 13864,11846 13873,12296 13883,12487 13892,12487 13902,12873 13912,12873 13921,13034 13930,13354 13940,13354 13950,13579 13960,13579 13970,13772 13979,13772 13994,13868 13999,13965 14009,13997 14018,13997 14028,14029 14038,14029 14059,13965 14068,13965 14078,13933 14088,13772 14098,13772 14108,13676 14117,13483 14127,13483 14137,13354 14147,13034 14156,13034 14166,12680 14176,12680 14187,12296 14196,12296 14205,12071 14215,11590 14225,11590 14234,11075 14244,10819 14253,10819 14282,9920 14292,9279 14301,9279 14321,8604 14330,7865 14340,7865 14350,7513 14359,6742 14369,6742 14379,5972 14389,5554 14398,5554 14409,4752 14496,867 14526,867 14536,0 15506,0 15516,418 15529,418 15549,1317 15559,2182 15589,3468 15600,3468 15610,4335 15619,4335 15628,5170 15639,5554 15648,5554 15658,6357 15668,6357 15677,7127 15686,7127 15696,7513 15706,8251 15716,8251 15724,8604 15734,9279 15744,9279 15753,9920 15764,9920 15773,10209 15781,10819 15792,10819 15821,11590 15832,12071 15842,12071 15852,12296 15862,12680 15872,12680 15882,13034 15892,13034 15902,13354 15913,13354 15923,13483 15933,13676 15943,13676 15953,13868 15963,13868 15975,13933 15983,13933 15994,14029 16024,14029 16035,13965 16045,13933 16056,13933 16065,13868 16076,13772 16085,13579 16095,13579 16105,13483 16115,13195 16124,13195 16134,12873 16144,12873 16153,12680 16162,12296 16172,12296 16182,11846 16192,11846 16240,10530 16249,9920 16258,9599 16268,9599 16277,8925 16286,8925 16296,8604 16306,7865 16315,7865 16324,7127 16333,6742 16343,6742 16352,5972 16361,5972 16371,5554 16380,4752 16390,4752 16399,3917 16410,3468 16419,3468 16448,2182 16457,1734 16467,867 16476,418 16486,418 16496,0 17613,0 17627,418 17641,418 17652,1317 17664,1317 17675,2182 17685,2182 17695,2600 17705,3468 17715,3468 17725,3917 17734,4752 17744,4752 17793,6742 17841,8604 17851,9279 17862,9279 17871,9920 17883,9920 17892,10530 17902,10530 17912,11075 17922,11075 17970,12296 17978,12487 17988,12873 17997,12873 18007,13195 18017,13195 18027,13483 18037,13579 18046,13579 18056,13772 18066,13868 18077,13868 18096,13997 18106,13997 18115,14029 18135,14029 18166,13933 18175,13868 18184,13676 18194,13676 18204,13579 18213,13354 18223,13354 18231,13034 18240,13034 18250,12873 18260,12487 18270,12487 18279,12296 18289,11846 18298,11846 18309,11332 18319,11332 18328,11075 18338,10530 18348,10530 18358,9920 18368,9920 18377,9279 18388,9279 18397,8604 18408,8251 18417,8251 18427,7513 18437,7513 18447,7127 18458,6357 18467,6357 18498,5170 18507,4335 18518,4335 18528,3917 18538,3050 18548,3050 18558,2182 18569,2182 18579,1317 18589,1317 18599,418 18610,0 19586,0 19606,867 19615,867 19624,1317 19634,2182 19644,2182 19653,2600 19663,3468 19671,3917 19681,3917 19690,4752 19699,4752 19709,5170 19718,5972 19727,5972 19756,7127 19766,7865 19775,7865 19784,8251 19793,8925 19802,8925 19811,9599 19821,9599 19840,10209 19849,10819 19860,10819 19869,11332 19879,11590 19889,11590 19898,12071 19907,12071 19917,12296 19926,12680 19936,12680 19946,12873 19955,13195 19965,13354 19975,13354 19984,13579 19994,13579 20012,13772 20022,13933 20033,13965 20042,13965 20061,14029 20081,14029 20110,13933 20120,13772 20130,13772 20140,13676 20148,13483 20158,13483 20167,13195 20177,13034 20187,13034 20196,12680 20204,12487 20214,12487 20223,12071 20232,12071 20242,11590 20252,11332 20261,11332 20271,10819 20280,10819 20290,10209 20301,10209 20310,9599 20320,9599 20350,8604 20360,7865 20370,7865 20380,7127 20390,6742 20400,6742 20410,5972 20421,5972 20451,4752 20461,3917 20471,3917 20480,3468 20491,2600 20500,2600 20511,1734 20520,1317 20531,1317 20541,418 20560,418 20571,0 21514,0 21523,418 21533,418 21543,1317 21553,1317 21563,1734 21572,2600 21582,2600 21592,3050 21601,3917 21611,3917 21649,5554 21658,6357 21668,6357 21677,7127 21687,7127 21697,7865 21707,8251 21717,8251 21726,8925 21735,8925 21745,9279 21755,9920 21765,9920 21774,10530 21784,10819 21793,10819 21803,11332 21840,12296 21851,12296 21861,12680 21870,12680 21911,13483 21921,13483 21971,13965 21982,13965 22002,14029 22022,14029 22052,13933 22062,13772 22072,13772 22081,13579 22091,13579 22101,13483 22111,13195 22121,13195 22140,12873 22149,12487 22160,12487 22169,12296 22178,11846 22188,11846 22217,11075 22226,10530 22236,10209 22246,10209 22256,9599 22265,9599 22275,9279 22284,8604 22313,7513 22323,7513 22362,5972 22372,5170 22382,5170 22391,4335 22402,3917 22412,3917 22422,3050 22432,3050 22442,2182 22452,1734 22461,1734 22502,0 23505,0 23547,1734 23557,2182 23568,3050 23577,3468 23589,3468 23599,3917 23609,4752 23618,5170 23628,5170 23647,5972 23657,6742 23665,6742 23676,7127 23695,8251 23705,8251 23714,8925 23723,9279 23733,9279 23753,9920 23762,10530 23782,11075 23792,11075 23803,11332 23812,11846 23832,11846 23851,12680 23861,12873 23870,12873 23881,13195 23891,13195 23911,13579 23921,13579 23940,13772 23951,13933 23961,13933 23991,14029 24001,14029 24011,13997 24021,13997 24030,13965 24041,13868 24051,13868 24062,13676 24072,13579 24082,13579 24093,13483 24112,13195 24123,13034 24133,12680 24143,12680 24152,12296 24162,12296 24172,11846 24182,11846 24191,11332 24201,11332 24231,10530 24240,9920 24250,9920 24259,9599 24269,8925 24280,8925 24289,8604 24299,7865 24312,7865 24338,6742 24348,5972 24358,5554 24368,5554 24377,4752 24387,4752 24398,4335 24408,3468 24417,3468 24427,2600 24438,2182 24448,2182 24458,1317 24467,1317 24478,418 24488,418 24498,0 25486,0 25497,867 25557,3468 25573,3917 25577,4335 25625,6357 25704,9279 25714,9599 25724,9599 25734,9920 25744,10530 25763,11075 25773,11075 25783,11590 25803,12071 25814,12071 25824,12296 25833,12680 25844,12680 25864,13034 25874,13354 25884,13354 25894,13579 25904,13579 25914,13772 25924,13772 25934,13933 25954,13997 25965,13997 25975,14029 25996,14029 26006,13965 26016,13933 26027,13933 26041,13772 26051,13772 26061,13676 26072,13483 26082,13483 26091,13195 26101,13195 26111,12873 26122,12680 26132,12680 26141,12296 26151,12296 26161,12071 26171,11590 26180,11590 26200,11075 26209,10530 26219,10530 26229,9920 26239,9920 26259,9279 26269,8604 26279,8604 26290,8251 26302,7513 26312,7513 26323,6742 26333,6742 26343,6357 26353,5554 26363,5554 26373,4752 26383,4752 26404,3917 26415,3050 26424,3050 26455,1734 26479,418 26489,418 26500,0 27512,0 27522,418 27532,1317 27542,1317 27563,2182 27572,3050 27582,3468 27592,3468 27602,4335 27612,4752 27620,4752 27631,5554 27640,5554 27650,5972 27660,5972 27671,7127 27682,7127 27691,7865 27701,7865 27709,8604 27719,8604 27740,9279 27749,9920 27759,10209 27768,10209 27779,10530 27789,11075 27798,11075 27807,11332 27818,11846 27838,12296 27848,12296 27858,12487 27868,12873 27878,13034 27888,13034 27899,13195 27909,13195 27919,13579 27929,13676 27939,13676 27949,13772 27959,13933 27991,14029 28021,14029 28031,13997 28051,13868 28091,13483 28111,13195 28151,12487 28170,12071 28210,11075 28230,10530 28320,7513 28330,7127 28340,7127 28350,6742 28361,5972 28371,5972 28380,5554 28390,4752 28400,4752 28411,3917 28421,3468 28431,3468 28441,2600 28453,2182 28462,2182 28473,1317 28483,1317 28493,418 28503,418 28513,0 29512,0">
          <text:p/>
        </draw:polyline>
        <draw:polyline draw:style-name="gr8" draw:text-style-name="P2" draw:layer="layout" svg:width="29.511cm" svg:height="15.685cm" svg:x="3.791cm" svg:y="2.173cm" svg:viewBox="0 0 29512 15686" draw:points="0,0 151,0 170,457 180,1271 189,1562 198,1562 207,1936 226,2261 245,2512 255,2784 263,2830 272,3271 281,6005 291,6005 300,7648 310,10333 319,10333 328,12462 337,12462 346,13278 356,11989 365,11628 375,10303 384,10207 393,9374 402,10350 412,10563 422,10526 431,10859 441,10992 449,10367 460,10234 469,9870 479,9988 489,9962 497,8983 507,9016 516,9796 525,9994 535,10026 554,10057 582,10059 592,9988 601,9950 611,9114 619,9114 629,9316 638,10147 647,10529 656,10650 666,10565 675,11204 684,10750 693,10694 703,10687 712,10443 722,10443 731,10105 740,10078 759,10061 787,10059 796,9554 814,9354 824,9483 834,9364 843,10637 853,7416 862,7072 871,5943 890,3079 910,2161 918,2161 928,1233 937,962 947,962 957,0 1152,0 1160,341 1169,392 1179,370 1188,461 1198,514 1208,509 1217,549 1225,543 1244,0 2043,0 2063,808 2091,2105 2120,2882 2129,2882 2147,9039 2157,9039 2166,13088 2176,13088 2196,11427 2205,11316 2214,10707 2224,10414 2234,9742 2244,9782 2253,9209 2263,8290 2283,7767 2292,8096 2311,8278 2321,9265 2341,9972 2360,10050 2370,10054 2380,10203 2390,10923 2409,11441 2419,11496 2428,11261 2448,10198 2457,10119 2476,10062 2485,10146 2495,10094 2503,10076 2522,10061 2559,10059 2644,10059 2653,9709 2663,9570 2672,9781 2681,9224 2690,9224 2700,10142 2710,9999 2719,8058 2728,7049 2737,6454 2746,5328 2756,3362 2766,2806 2777,2386 2785,2386 2794,1604 2805,1177 2814,0 3025,0 3035,292 3044,369 3053,362 3072,527 3082,558 3092,553 3101,513 3120,586 3130,564 3148,0 3851,0 3860,402 3869,402 3888,969 3907,2051 3917,2051 3926,2190 3935,2386 3944,2746 3953,2746 3964,2799 3972,6157 3982,6157 3991,8449 4000,9637 4010,13159 4019,13112 4029,13663 4039,13663 4047,13157 4057,13144 4076,11373 4086,11140 4095,10558 4104,9682 4114,9150 4123,9357 4133,9126 4143,8622 4152,9851 4162,10557 4172,10131 4182,10066 4201,10060 4222,10059 4231,11174 4241,11312 4260,11405 4269,11415 4289,11418 4355,11418 4383,11418 4403,10641 4413,10257 4421,10100 4430,10100 4439,10063 4449,10063 4458,9772 4468,9947 4476,9688 4495,10174 4505,9352 4514,7502 4524,7051 4533,5752 4542,3371 4551,3371 4561,2885 4570,2688 4580,2584 4589,2365 4598,2037 4607,1434 4616,1116 4626,239 4636,0 4884,0 4893,242 4903,0 4913,220 4922,220 4932,288 4942,0 4952,302 4961,238 4971,238 4980,381 4991,0 5763,0 5783,781 5793,1004 5802,1522 5811,1669 5821,2019 5831,2150 5876,3075 5886,4029 5896,5890 5923,9408 5952,11092 5971,10052 5980,10026 5989,10426 5999,10623 6008,10087 6017,10140 6027,10301 6045,11010 6055,12212 6064,12212 6074,11124 6093,10115 6101,10115 6112,10107 6121,10105 6131,9675 6141,9764 6150,9764 6159,9232 6171,9646 6179,9289 6189,9755 6198,9850 6207,10037 6216,10097 6246,10102 6255,10104 6265,10250 6274,11176 6283,11368 6293,11478 6302,11498 6312,11510 6320,11512 6329,11182 6339,11399 6348,11399 6358,11174 6367,11134 6376,10361 6396,10190 6415,10032 6425,10085 6433,10085 6443,10104 6452,10104 6462,10018 6471,10239 6489,11758 6499,10153 6509,7552 6519,7552 6529,6465 6548,3837 6569,2641 6578,2641 6588,2511 6598,1872 6610,1428 6623,1428 6633,0 7705,0 7716,235 7725,777 7745,1100 7755,1212 7765,1605 7775,1784 7786,2201 7798,2443 7808,2537 7826,3117 7836,3795 7846,7260 7856,7260 7865,8931 7875,9565 7885,11322 7897,12197 7907,12464 7917,11639 7936,11407 7956,10600 7967,10779 7997,10216 8008,10164 8018,12286 8028,12286 8060,10197 8071,10197 8082,10124 8092,10026 8113,10084 8123,10694 8144,10386 8155,10280 8174,10278 8185,10300 8195,10811 8204,10408 8214,10350 8233,10136 8243,10231 8252,11543 8262,11543 8272,11552 8281,11525 8300,11517 8309,11515 8333,10712 8343,10827 8354,10562 8364,10549 8383,10214 8393,10214 8403,10130 8412,10110 8422,10110 8431,10152 8440,9981 8450,9981 8459,10864 8469,10864 8478,12154 8487,12154 8497,8584 8507,7344 8517,7344 8535,5326 8545,3480 8555,3240 8575,2519 8584,2519 8594,1910 8614,527 8625,0 8843,0 8852,332 8862,390 8872,509 8890,342 8899,336 8908,315 8918,379 8928,0 9717,0 9728,254 9748,978 9768,2044 9788,2346 9797,2840 9807,2923 9817,5085 9827,5085 9837,5985 9854,8222 9856,10205 9875,13894 9885,14411 9894,14411 9902,14317 9912,13866 9921,12917 9931,12917 9941,12857 9950,12380 9959,11686 9968,11450 9977,10651 9987,10651 10006,9280 10015,9288 10025,9183 10035,9183 10045,9627 10055,9777 10064,9781 10084,10034 10095,9436 10104,9619 10113,9619 10123,9344 10134,9344 10144,9223 10153,9597 10164,9597 10174,10014 10184,10052 10193,10075 10203,10040 10212,10087 10223,10097 10233,10136 10242,10473 10253,11031 10263,11355 10272,11470 10292,11322 10302,10213 10311,10213 10331,10078 10342,10061 10371,10059 10381,9215 10391,9606 10402,9106 10411,9795 10421,9795 10431,9936 10441,9936 10451,10174 10470,7446 10500,7446 10509,6989 10528,6989 10538,5074 10548,5074 10557,1051 10566,0 10808,0 10817,357 10828,357 10838,495 10848,419 10856,544 10866,539 10876,517 10886,326 10896,343 10906,0 11501,0 11510,468 11519,468 11529,551 11539,596 11549,497 11559,557 11568,572 11578,479 11588,0 11705,0 11714,490 11724,509 11734,723 11744,867 11754,1566 11762,1566 11772,2117 11824,2366 11828,4623 11837,5599 11856,12065 11866,12557 11884,11483 11894,11058 11904,10455 11924,10026 11932,9730 11952,8296 11962,7975 11972,7843 11981,7769 11991,7933 12001,8337 12012,9462 12021,9836 12041,10034 12051,10047 12061,10404 12071,11101 12081,11160 12092,11338 12101,11338 12111,11473 12120,11505 12131,11129 12140,11474 12159,10869 12169,10709 12178,10190 12197,10075 12207,10067 12216,10187 12226,10550 12236,10506 12246,10605 12255,10476 12265,10475 12274,11073 12284,10907 12294,11358 12303,11403 12312,11272 12322,11317 12331,11090 12341,10288 12360,10086 12369,10065 12379,10062 12388,10126 12398,10264 12408,10264 12417,8069 12426,7367 12436,7004 12446,4335 12456,3127 12475,2399 12486,1947 12506,607 12515,0 12717,0 12727,276 12737,285 12747,463 12756,437 12765,437 12774,405 12784,543 12793,406 12802,322 12812,0 13633,0 13662,1510 13672,1671 13691,2317 13701,2391 13711,2592 13720,2694 13740,3164 13749,6184 13759,7397 13767,7397 13777,10029 13787,11129 13796,11129 13806,11145 13816,10788 13834,9875 13844,9650 13854,8662 13864,8470 13873,7962 13883,7824 13892,9129 13902,9192 13912,9567 13921,9501 13930,9832 13940,9880 13950,10045 13960,10037 13970,10071 13979,9937 13994,9613 13999,9706 14018,10366 14028,10324 14038,10324 14048,10431 14059,10140 14068,10099 14078,10119 14088,10074 14117,10059 14137,10059 14147,11102 14156,11351 14166,11402 14176,11414 14205,11418 14215,10981 14225,11202 14234,10183 14244,10112 14253,10071 14263,10071 14273,10060 14321,10059 14330,10194 14350,9561 14359,9731 14369,10284 14379,10567 14398,7590 14409,6942 14419,4454 14429,3515 14448,2585 14458,2382 14468,1981 14478,989 14487,989 14496,250 14506,0 14704,0 14714,236 14723,212 14734,294 14744,289 14754,474 14763,404 14773,487 14783,512 14793,512 14813,0 15516,0 15539,1370 15549,1571 15559,2024 15569,2159 15589,2472 15600,2548 15610,2913 15619,2913 15668,8189 15677,10263 15686,10890 15696,12100 15706,12284 15716,12284 15724,11340 15734,10774 15744,10774 15753,9912 15764,10228 15773,9477 15781,9010 15792,8973 15802,9330 15813,9061 15821,9618 15832,9573 15842,10015 15862,10105 15872,10105 15882,10001 15892,9581 15902,9888 15913,10026 15933,10055 15943,10057 15953,10139 15963,10139 15975,10092 15994,10061 16024,10059 16035,10940 16045,11314 16056,11449 16065,11673 16076,14241 16085,14305 16095,14001 16105,13452 16115,12608 16134,12149 16144,12807 16153,12106 16162,12067 16172,11894 16182,12779 16192,12438 16201,13572 16210,13572 16220,15686 16230,15183 16240,14490 16249,13248 16258,12941 16268,12492 16277,12585 16286,11843 16296,11599 16306,10544 16315,10297 16324,8750 16333,8750 16343,9165 16380,3439 16390,3093 16410,2200 16419,1995 16438,514 16448,514 16457,0 16575,0 16585,422 16595,422 16605,576 16626,590 16635,594 16645,619 16654,601 16665,597 16675,0 17675,0 17685,734 17695,2037 17705,2209 17715,2492 17725,2625 17734,2989 17744,3040 17754,3055 17763,3301 17773,4438 17783,4438 17793,5457 17812,5899 17822,5899 17831,5926 17841,5927 17851,5836 17871,5465 17883,4949 17892,4990 17902,6096 17912,6470 17922,6011 17932,7569 17940,7719 17950,8248 17960,8248 17970,8803 17978,8901 17988,8916 18007,8928 18017,8929 18027,8997 18037,9365 18046,9365 18056,9879 18066,10015 18086,10055 18096,11526 18106,13763 18126,14642 18135,14688 18146,14509 18156,14509 18175,13412 18184,13652 18194,14496 18204,14347 18213,15190 18223,15007 18231,15048 18240,15025 18250,15335 18260,14712 18270,14712 18279,15016 18289,15023 18298,15023 18309,14823 18319,14823 18338,13547 18348,13963 18358,12154 18377,11405 18397,9341 18408,9239 18417,9239 18427,9475 18437,9442 18487,3301 18507,2372 18518,2276 18558,225 18569,0 18808,0 18819,384 18829,309 18838,276 18853,276 18858,466 18868,454 18878,296 18887,0 19615,0 19634,1265 19644,1265 19663,1950 19681,2286 19699,2642 19709,2795 19718,4011 19747,9313 19756,12617 19766,12963 19775,13003 19784,12285 19793,10795 19811,10120 19821,10120 19830,9759 19840,9520 19849,9096 19860,9096 19869,8043 19879,7873 19898,7724 19907,8117 19926,9475 19936,9475 19946,9932 19965,9602 19975,9579 19984,9611 20002,8863 20012,8863 20022,9045 20033,9989 20042,9989 20051,10025 20061,9959 20071,10064 20081,10097 20110,10104 20140,10104 20148,10181 20158,10124 20177,10108 20187,10464 20196,10187 20214,10114 20223,10167 20242,10111 20271,10104 20350,10104 20360,10050 20370,10426 20380,11689 20390,7910 20400,7910 20421,6200 20431,3989 20440,3606 20451,2765 20461,2657 20471,2248 20480,2128 20520,0 20702,0 20712,382 20721,403 20740,526 20750,540 20760,540 20770,470 20779,289 20791,0 21592,0 21601,1003 21611,1003 21620,1655 21630,1655 21639,2237 21649,2349 21677,3087 21687,3842 21697,6318 21707,10122 21717,10122 21726,13007 21735,13007 21745,13096 21755,13120 21765,12742 21774,11492 21784,10616 21793,10443 21803,9586 21813,9284 21822,9245 21831,9246 21840,8031 21851,8031 21861,7781 21870,8102 21901,9645 21911,10037 21921,10037 21931,10054 21942,9987 21951,9437 21961,9437 21971,9024 21982,8931 22002,10023 22012,10023 22022,10033 22042,10096 22052,10102 22062,10165 22072,10165 22081,10114 22101,10105 22121,10104 22129,10116 22149,11227 22160,11358 22169,10542 22178,10386 22188,10386 22198,10657 22207,10227 22217,10094 22226,10067 22236,10061 22275,10059 22294,9440 22304,9571 22313,9766 22323,9335 22332,10335 22342,10271 22372,3397 22382,3397 22391,2598 22402,2598 22412,2238 22422,1686 22432,1369 22442,457 22452,0 22613,0 22622,237 22631,0 22640,240 22659,493 22669,542 22679,542 22688,567 22698,425 22707,0 23438,0 23454,283 23468,730 23481,1263 23494,1437 23505,1831 23516,1831 23527,2226 23537,2226 23557,2714 23568,2826 23577,3217 23589,3786 23599,6595 23609,8205 23618,8205 23628,11633 23638,11633 23647,13166 23657,13054 23676,11106 23695,8614 23705,8419 23714,7984 23723,7916 23733,7956 23753,7849 23762,7923 23772,8080 23782,8335 23812,9566 23832,10581 23842,10779 23861,11268 23870,11159 23881,11129 23911,10125 23921,10125 23932,10108 23940,10105 23951,9253 23961,9253 23971,9911 23981,9911 23991,10022 24001,10047 24011,10057 24072,10059 24102,10059 24112,9305 24123,9286 24133,9969 24143,9969 24152,10001 24162,10061 24172,10093 24182,10099 24191,9970 24211,10139 24221,10139 24231,10108 24250,10105 24259,10272 24269,11270 24280,10484 24289,7795 24299,7397 24319,6909 24329,5212 24348,3519 24377,2770 24387,2770 24417,1962 24438,265 24448,0 25517,0 25527,1299 25537,2097 25547,2545 25557,2777 25573,7243 25577,11848 25587,13278 25614,9435 25625,9566 25635,9747 25645,10002 25655,10098 25665,10104 25674,8976 25685,8942 25704,9969 25714,10050 25744,10059 25793,10059 25803,10132 25814,10074 25824,10066 25833,10273 25844,10200 25856,10243 25864,10138 25874,10078 25884,10064 25904,10060 25996,10059 26006,10248 26016,10687 26027,10687 26041,11220 26051,11271 26061,11252 26072,11348 26082,11171 26101,10540 26111,10740 26122,11546 26132,11471 26141,11990 26151,12148 26161,12085 26171,12761 26190,12372 26200,11697 26219,11449 26239,11422 26249,11420 26259,10720 26269,10417 26279,10234 26290,9519 26302,9425 26312,9155 26323,9959 26333,9062 26353,6585 26363,6585 26373,4830 26383,4094 26394,3095 26404,2965 26415,2480 26424,2315 26444,1737 26455,694 26468,0 26770,0 26779,223 26789,316 26800,465 26811,465 26820,565 26832,587 26842,478 26852,582 26863,529 26873,0 27563,0 27582,466 27592,538 27612,935 27631,1561 27640,1646 27650,1906 27691,2486 27701,2787 27709,2881 27719,3351 27730,5622 27740,6522 27759,12093 27768,12732 27779,12966 27789,11861 27798,11613 27807,11198 27818,10519 27827,10309 27838,9454 27848,9339 27868,8928 27878,8869 27888,8899 27899,9193 27909,9193 27919,9660 27929,8991 27939,9093 27949,8929 27959,9678 27969,10023 27980,10903 27991,10333 28001,10333 28010,10138 28021,10098 28031,10076 28041,9903 28061,10023 28071,10054 28081,10059 28091,10139 28101,11339 28111,11465 28121,11425 28130,11419 28151,11418 28161,10576 28170,10106 28180,9362 28190,9963 28210,3359 28241,0 28310,0 28320,283 28330,300 28340,301 28350,206 28361,389 28371,299 28380,283 28390,463 28400,377 28411,0 29512,0">
          <text:p/>
        </draw:polyline>
        <draw:polyline draw:style-name="gr9" draw:text-style-name="P2" draw:layer="layout" svg:width="29.511cm" svg:height="18.841cm" svg:x="3.791cm" svg:y="2.173cm" svg:viewBox="0 0 29512 18842" draw:points="0,0 9,0 19,137 28,940 47,4599 57,4210 67,3254 77,3070 86,3252 133,5552 151,6258 198,9601 207,10036 245,11080 255,11151 263,11590 272,11767 281,11639 291,11449 300,11447 310,11687 319,11682 328,11539 337,11670 346,11876 356,11878 365,11758 393,12326 412,12986 441,13547 449,13577 460,13660 469,13565 479,13630 489,13768 497,13804 507,13872 516,13857 525,13746 535,13834 544,14071 563,14216 572,14398 582,14502 592,14470 601,14470 611,14669 619,15533 629,16984 638,16410 647,15023 666,13887 684,13409 693,11972 731,2364 740,0 1908,0 1947,2727 1976,6094 2024,9896 2043,10885 2052,11258 2063,11378 2072,11992 2082,12425 2091,12522 2120,13405 2129,13531 2139,13463 2157,13192 2166,13276 2176,13285 2186,13271 2196,13310 2205,13411 2214,13467 2234,13071 2244,13076 2253,13150 2263,13148 2283,13636 2292,13583 2302,13549 2311,13720 2321,13777 2331,13427 2341,13296 2350,13405 2360,13296 2370,13285 2380,13243 2390,13174 2399,13321 2419,15561 2428,14881 2438,13501 2448,13038 2457,13188 2467,13477 2476,13961 2485,13966 2495,14014 2513,14681 2522,14885 2532,14536 2541,13441 2551,11561 2569,7264 2607,763 2616,0 3708,0 3717,78 3727,265 3737,837 3764,3709 3793,5494 3812,6021 3831,7449 3841,7693 3860,9047 3878,9629 3907,10971 3917,11140 3926,11134 3935,11166 3944,11326 3953,11938 3964,12139 3972,11872 3982,12008 3991,12245 4000,12273 4019,12785 4029,12811 4047,12910 4057,12873 4066,12763 4086,13282 4095,13421 4104,13400 4114,13437 4133,14486 4143,13915 4152,13866 4162,13600 4172,16027 4182,14862 4193,14423 4201,14849 4222,15490 4231,15904 4250,15840 4269,16432 4279,16460 4289,16069 4307,14558 4327,11291 4355,5646 4374,3168 4393,402 4403,0 5621,0 5640,478 5649,891 5668,2504 5678,2920 5697,4026 5736,5697 5746,6692 5754,7221 5763,7509 5783,8921 5793,8764 5802,8875 5821,9898 5831,9934 5849,10556 5859,10647 5867,10569 5876,10787 5886,10903 5896,10931 5915,10923 5923,11415 5942,13947 5952,12951 5961,11541 5971,11307 5989,12091 5999,12121 6017,12466 6027,12496 6045,13168 6055,13132 6064,12891 6074,12883 6083,13133 6093,13280 6101,13236 6121,13666 6131,13573 6141,13703 6150,13901 6159,13871 6171,13766 6179,13912 6189,14187 6198,14167 6207,14331 6216,14386 6226,13963 6246,14630 6255,14494 6265,14558 6274,14412 6302,13517 6312,12851 6320,11888 6348,7421 6386,1174 6396,291 6405,0 7607,0 7626,1812 7666,4815 7695,7189 7705,7734 7716,8090 7745,9764 7755,9864 7765,9769 7786,12185 7798,12032 7816,9932 7826,9734 7836,9746 7846,10086 7856,10679 7865,10915 7875,10820 7885,11118 7897,11620 7907,11767 7917,11710 7936,12043 7946,12158 7956,12153 7967,12082 7977,12197 7987,12542 8008,12807 8018,13208 8028,13437 8039,13345 8050,13133 8071,13738 8082,13623 8092,13772 8113,13903 8123,14103 8134,14534 8144,14785 8155,14768 8165,14848 8195,15865 8204,15752 8214,15538 8223,15487 8243,15048 8252,14947 8272,13772 8281,13405 8291,12772 8364,3092 8374,2745 8383,821 8393,779 8403,1430 8422,0 9557,0 9568,283 9578,1986 9587,1932 9598,1446 9609,1683 9619,2851 9628,3472 9677,7701 9708,9010 9738,9969 9748,9880 9768,10751 9788,10602 9817,11236 9827,11183 9837,10494 9854,10181 9856,10466 9866,10762 9894,11174 9902,11105 9921,10867 9941,10806 9950,10863 9959,10962 9996,12203 10006,12261 10015,12185 10025,12223 10035,12291 10045,12772 10055,12901 10064,12813 10074,12963 10084,12921 10104,13287 10123,13682 10134,13760 10153,14076 10164,14600 10174,15977 10184,16248 10203,14306 10212,14111 10223,13826 10233,13407 10242,13170 10253,12831 10362,101 10371,0 11588,0 11598,682 11627,4803 11647,7340 11666,9184 11714,11339 11734,11910 11744,12002 11754,12121 11772,12652 11824,12662 11824,12961 11825,12912 11828,12825 11837,13166 11846,13345 11866,13180 11875,13292 11884,13315 11894,13085 11904,13030 11914,13276 11924,13423 11932,13358 11942,13068 11952,13032 11962,13409 11972,13543 11981,13834 11991,13834 12001,13604 12012,14713 12021,16253 12031,15573 12041,14103 12051,13965 12061,13945 12071,13784 12081,13822 12092,14027 12131,15253 12140,15301 12150,15377 12178,16536 12188,16497 12197,16601 12207,16890 12216,17026 12226,17030 12236,16667 12246,15846 12274,10903 12303,3748 12322,0 13516,0 13545,3734 13565,5488 13584,6365 13593,7015 13604,7424 13623,8668 13633,8570 13643,8511 13672,9546 13682,9483 13691,9498 13701,9746 13720,9686 13730,10098 13740,10305 13749,10162 13767,10309 13777,10321 13796,11733 13806,13132 13816,13148 13824,11856 13834,11659 13844,12215 13864,12614 13873,12724 13883,12676 13892,12883 13902,13379 13912,13413 13921,13282 13930,13358 13940,13597 13950,13981 13960,14007 13970,13738 13994,14191 13999,14085 14009,14157 14018,14388 14028,14183 14038,14246 14048,14662 14059,14741 14068,14722 14078,14807 14088,15168 14098,15239 14108,15100 14117,15134 14127,15002 14156,14410 14166,14278 14176,14081 14205,12169 14215,11332 14234,8620 14273,1621 14282,74 14292,0 15384,0 15394,895 15404,1092 15433,3941 15443,4404 15454,4492 15486,5508 15516,6981 15539,8327 15549,8684 15569,11523 15589,10505 15600,10636 15610,10684 15619,10488 15628,10566 15639,10905 15648,10921 15658,10813 15668,11158 15677,11172 15686,11073 15706,11515 15716,11682 15724,11772 15753,12266 15764,12356 15773,12502 15781,12795 15802,13120 15813,13178 15821,13301 15832,13236 15842,13146 15852,13503 15862,13696 15872,13774 15892,14119 15902,14211 15963,15506 15983,16265 16004,16421 16024,16641 16035,16930 16045,17088 16056,16849 16065,16743 16076,16837 16085,16782 16095,16883 16105,16876 16124,16276 16134,16077 16144,16077 16153,14580 16162,14715 16172,14986 16182,12869 16201,7141 16210,5950 16220,4352 16240,540 16249,0 17326,0 17337,44 17346,283 17357,1768 17378,3816 17405,4430 17430,3380 17455,2630 17480,2925 17505,3016 17531,3232 17556,3787 17579,4161 17598,4306 17613,4474 17652,5869 17664,6664 17685,6952 17695,7256 17725,8728 17744,9380 17754,9744 17763,9695 17773,9467 17783,9595 17803,10464 17812,10562 17822,10526 17841,10702 17851,10686 17862,10841 17871,11200 17892,11698 17902,11698 17912,11710 17922,11992 17940,12362 17970,13435 17978,13481 17988,13493 17997,13621 18007,13942 18017,14108 18027,14145 18037,14241 18046,14243 18077,14749 18086,15016 18096,15083 18106,15543 18135,17725 18146,16837 18156,15483 18175,15297 18184,14832 18194,15000 18204,15477 18213,15667 18223,15716 18231,15431 18240,14933 18250,14131 18270,11134 18289,6876 18298,4684 18328,658 18338,0 19443,0 19452,283 19461,881 19470,995 19480,1198 19519,2936 19528,3401 19538,3523 19548,3862 19557,4378 19566,5182 19586,7288 19615,9276 19624,9619 19644,10979 19663,11328 19671,11760 19681,11951 19699,11638 19709,11493 19727,11832 19737,11705 19747,11794 19756,11940 19766,11894 19775,11705 19784,11682 19793,11813 19802,11597 19821,11491 19830,11657 19840,12171 19849,12217 19860,12027 19869,12073 19879,12089 19889,12201 19898,12201 19907,11948 19926,14644 19936,13515 19946,11983 19955,11795 19975,12197 19994,12438 20002,12360 20012,12520 20022,12562 20033,12551 20042,12705 20061,12503 20071,12506 20081,12648 20091,12859 20100,12723 20110,12685 20120,13046 20130,13170 20140,12618 20148,12301 20167,12409 20177,12358 20187,12386 20196,12570 20204,12582 20214,12457 20223,11848 20232,10505 20271,1780 20280,324 20290,0 21465,0 21474,480 21494,2542 21504,4107 21523,5991 21543,7454 21553,8557 21563,9222 21572,9226 21582,9553 21592,10068 21601,10284 21611,10222 21620,10486 21639,11372 21649,11682 21658,11701 21677,11569 21687,11753 21697,13310 21707,14141 21717,12643 21726,11643 21735,11728 21745,12016 21755,11912 21765,11932 21784,12582 21793,12496 21803,12287 21813,12413 21822,12739 21831,12779 21840,12556 21851,12614 21861,12855 21870,12801 21880,12576 21891,12747 21901,12991 21911,13096 21921,13144 21931,13152 21942,13006 21951,13070 21961,13222 21971,13048 21982,13078 21992,13439 22002,13280 22012,13347 22022,13435 22032,13271 22052,13724 22062,13680 22072,13680 22081,13880 22091,14183 22101,14303 22111,14352 22121,14350 22129,14294 22140,14510 22149,14528 22160,14251 22169,14111 22178,13537 22188,11820 22236,0 23306,0 23316,269 23335,4831 23345,5102 23355,4364 23365,4587 23404,7210 23438,7828 23454,8511 23468,8819 23481,8778 23494,8975 23527,9928 23537,10281 23547,10284 23557,10082 23568,10151 23577,10173 23589,10001 23599,9767 23609,9403 23618,9525 23628,9940 23638,9985 23647,9812 23657,9766 23665,9932 23676,9876 23690,9861 23695,10022 23705,10102 23723,10162 23743,10675 23753,10985 23772,11328 23792,11942 23803,12002 23812,11860 23822,11958 23842,12961 23851,13090 23861,12896 23870,12843 23891,13222 23901,13202 23911,13023 23921,13025 23932,13158 23940,13589 23951,15423 23961,15878 23971,14315 23981,13347 24001,13639 24021,12960 24041,11234 24051,10827 24082,8935 24102,8259 24123,7451 24143,5282 24162,2937 24191,0 25422,0 25435,430 25477,4123 25486,4873 25507,7777 25527,9001 25547,10468 25557,10582 25573,10897 25577,11256 25587,10925 25596,13326 25606,11461 25625,11811 25635,12043 25645,11978 25655,12933 25665,12997 25685,14131 25695,14078 25704,14333 25734,14839 25744,14635 25753,14630 25763,14821 25773,14931 25793,14051 25803,14193 25814,13951 25824,13611 25833,13559 25844,13453 25864,13621 25874,13561 25884,13687 25894,13901 25904,14225 25914,14428 25924,14391 25954,15285 25965,15389 25975,15237 25986,15391 25996,15929 26006,16017 26016,16200 26027,16789 26041,18438 26051,18842 26061,17311 26072,16645 26082,16798 26111,15987 26122,15415 26132,14494 26151,11328 26180,4939 26209,943 26219,0 27432,0 27442,110 27472,2623 27482,2516 27502,3453 27512,3601 27542,4955 27563,5940 27572,6591 27582,7582 27602,8546 27620,9537 27650,10504 27660,10496 27671,10686 27682,11004 27691,10931 27701,10642 27709,10836 27719,11118 27730,10857 27740,10827 27749,10997 27759,11013 27789,11298 27798,11684 27807,11854 27818,11840 27827,11760 27848,12411 27858,12492 27868,12416 27878,12786 27888,14913 27899,15628 27909,14014 27919,13756 27929,13676 27949,13361 27959,13100 27969,13241 27980,13076 27991,13094 28001,13423 28010,13975 28021,14280 28041,15164 28051,15062 28061,15058 28071,15945 28081,16200 28091,15839 28101,16679 28111,16488 28121,15262 28140,5701 28151,271 28161,0 29512,0">
          <text:p/>
        </draw:polyline>
        <draw:line draw:style-name="gr10" draw:text-style-name="P2" draw:layer="layout" svg:x1="2.316cm" svg:y1="21.956cm" svg:x2="34.778cm" svg:y2="21.956cm">
          <text:p/>
        </draw:line>
        <draw:frame draw:style-name="gr11" draw:text-style-name="P5" draw:layer="layout" svg:width="6.056cm" svg:height="1.644cm" draw:transform="rotate (1.5707963267949) translate (0.137cm 15.123cm)">
          <draw:text-box>
            <text:p text:style-name="P4"><text:span text:style-name="T1">Force[N]</text:span></text:p>
          </draw:text-box>
        </draw:frame>
        <draw:custom-shape draw:style-name="gr12" draw:text-style-name="P9" draw:layer="layout" svg:width="3.429cm" svg:height="17.78cm" svg:x="30.189cm" svg:y="1.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10" draw:layer="layout" svg:width="7.535cm" svg:height="20.571cm" svg:x="36.778cm" svg:y="1.742cm">
            <draw:image xlink:href="Pictures/10000201000000D7000002F66A29DA17288AAEF9.png" xlink:type="simple" xlink:show="embed" xlink:actuate="onLoad">
              <text:p/>
            </draw:image>
          </draw:frame>
          <draw:custom-shape draw:style-name="gr14" draw:text-style-name="P9" draw:layer="layout" svg:width="12.7cm" svg:height="22.098cm" svg:x="34.126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 draw:text-style-name="P12" draw:layer="layout" svg:width="31.672cm" svg:height="1.563cm" svg:x="3.644cm" svg:y="22.186cm">
          <draw:text-box>
            <text:p text:style-name="P11"><text:span text:style-name="T2">0 <text:s text:c="13"/>10 <text:s text:c="12"/>20 <text:s text:c="12"/>30 <text:s text:c="12"/>40 <text:s text:c="13"/>50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stroke-dash24"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7.066cm" fo:page-height="25.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1T13:47:08.147914939</dc:date>
    <meta:editing-duration>PT1H31M53S</meta:editing-duration>
    <meta:editing-cycles>4</meta:editing-cycles>
    <meta:generator>LibreOffice/6.0.7.3$Linux_X86_64 LibreOffice_project/00m0$Build-3</meta:generator>
    <meta:document-statistic meta:object-count="39"/>
  </office:meta>
</office:document-meta>
</file>